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0fe465" officeooo:paragraph-rsid="000fe465"/>
    </style:style>
    <style:style style:name="P5" style:family="paragraph" style:parent-style-name="Standard">
      <style:text-properties style:font-name="Arial" fo:font-style="italic" officeooo:rsid="000fe465" officeooo:paragraph-rsid="000fe465" style:font-style-asian="italic" style:font-style-complex="italic"/>
    </style:style>
    <style:style style:name="P6" style:family="paragraph" style:parent-style-name="Standard">
      <style:text-properties style:font-name="Arial" officeooo:rsid="000bb9a5" officeooo:paragraph-rsid="000bb9a5"/>
    </style:style>
    <style:style style:name="P7" style:family="paragraph" style:parent-style-name="Standard">
      <style:text-properties officeooo:paragraph-rsid="000fe465"/>
    </style:style>
    <style:style style:name="P8" style:family="paragraph" style:parent-style-name="Standard">
      <style:text-properties officeooo:rsid="000fe465" officeooo:paragraph-rsid="000fe465"/>
    </style:style>
    <style:style style:name="T1" style:family="text">
      <style:text-properties fo:font-weight="bold" officeooo:rsid="000fe465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fe46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/>
    </style:style>
    <style:style style:name="T6" style:family="text">
      <style:text-properties style:font-name="Arial" officeooo:rsid="000fe4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dobo </text:span></text:p>
      <text:p text:style-name="P2"/>
      <text:p text:style-name="P1"/>
      <text:p text:style-name="P1"><text:span text:style-name="T2">Amount</text:span><text:tab/><text:tab/><text:span text:style-name="T2">Ingredient</text:span></text:p>
      <text:p text:style-name="P1"/>
      <text:p text:style-name="P4">1 lb<text:tab/><text:tab/><text:tab/>Pork – cut into cubes</text:p>
      <text:p text:style-name="P4"/>
      <text:p text:style-name="P5">Marinade</text:p>
      <text:p text:style-name="P5"/>
      <text:p text:style-name="P4">3 Cloves<text:tab/><text:tab/>Garlic – minced</text:p>
      <text:p text:style-name="P4">3 Tbs<text:tab/><text:tab/><text:tab/>Soy Sauce</text:p>
      <text:p text:style-name="P4">2 Tbs<text:tab/><text:tab/><text:tab/>Water </text:p>
      <text:p text:style-name="P1"/>
      <text:p text:style-name="P4"><text:span text:style-name="T4">Searing</text:span> </text:p>
      <text:p text:style-name="P4"/>
      <text:p text:style-name="P4"><text:tab/><text:tab/><text:tab/>Peanut Oil</text:p>
      <text:p text:style-name="P4"><text:span text:style-name="T4">Cooking</text:span></text:p>
      <text:p text:style-name="P4"><text:span text:style-name="T4"/></text:p>
      <text:p text:style-name="P4">½ <text:tab/><text:tab/><text:tab/>Onion – chopped</text:p>
      <text:p text:style-name="P4">1 tsp<text:tab/><text:tab/><text:tab/>Black Pepper</text:p>
      <text:p text:style-name="P4">1<text:tab/><text:tab/><text:tab/>Bay Leaf</text:p>
      <text:p text:style-name="P4">3 Tbs<text:tab/><text:tab/><text:tab/>White Vinegar</text:p>
      <text:p text:style-name="P4">¼ tsp <text:tab/><text:tab/><text:tab/>Sugar</text:p>
      <text:p text:style-name="P4"/>
      <text:p text:style-name="P4"><text:tab/><text:tab/><text:tab/>Water to cover</text:p>
      <text:p text:style-name="P4"/>
      <text:p text:style-name="P5">Vegetables</text:p>
      <text:p text:style-name="P1"/>
      <text:p text:style-name="P1"><text:tab/><text:tab/><text:tab/><text:span text:style-name="T3">Green Beans – fresh</text:span></text:p>
      <text:p text:style-name="P1"/>
      <text:p text:style-name="P3">Cooking Instructions:</text:p>
      <text:p text:style-name="P1"/>
      <text:p text:style-name="P4">Marinate cubed pork for 1 hour.</text:p>
      <text:p text:style-name="P4"/>
      <text:p text:style-name="P7"><text:span text:style-name="T6">Sear off pork cubes in heavy pot on Medium High in Peanut Oil</text:span></text:p>
      <text:p text:style-name="P7"><text:span text:style-name="T6"/></text:p>
      <text:p text:style-name="P8"><text:span text:style-name="T5">Add Onion through Sugar. <text:s/></text:span></text:p>
      <text:p text:style-name="P8"><text:span text:style-name="T5">Add Water to cover.</text:span></text:p>
      <text:p text:style-name="P8"><text:span text:style-name="T5"/></text:p>
      <text:p text:style-name="P8"><text:span text:style-name="T5">Cook 2 hours</text:span></text:p>
      <text:p text:style-name="P8"><text:span text:style-name="T5"/></text:p>
      <text:p text:style-name="P8"><text:span text:style-name="T5">Add blanched Green Beans during last 10 minutes of cooking.</text:span></text:p>
      <text:p text:style-name="P8"><text:span text:style-name="T5"/></text:p>
      <text:p text:style-name="P8"><text:span text:style-name="T5">Serve over ric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6:05:51.637000000</meta:creation-date>
    <meta:editing-duration>PT3S</meta:editing-duration>
    <meta:editing-cycles>2</meta:editing-cycles>
    <meta:generator>LibreOffice/6.3.2.2$Windows_X86_64 LibreOffice_project/98b30e735bda24bc04ab42594c85f7fd8be07b9c</meta:generator>
    <dc:date>2019-11-23T16:17:15.080000000</dc:date>
    <meta:document-statistic meta:table-count="0" meta:image-count="0" meta:object-count="0" meta:page-count="1" meta:paragraph-count="26" meta:word-count="94" meta:character-count="525" meta:non-whitespace-character-count="419"/>
  </office:meta>
</office:document-meta>
</file>